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5b09" officeooo:paragraph-rsid="00125b09"/>
    </style:style>
    <style:style style:name="P2" style:family="paragraph" style:parent-style-name="Standard">
      <style:paragraph-properties fo:text-align="start" style:justify-single-word="false"/>
      <style:text-properties officeooo:rsid="00125b09" officeooo:paragraph-rsid="00125b09"/>
    </style:style>
    <style:style style:name="P3" style:family="paragraph" style:parent-style-name="Standard">
      <style:text-properties officeooo:rsid="0012667b" officeooo:paragraph-rsid="0012667b"/>
    </style:style>
    <style:style style:name="P4" style:family="paragraph" style:parent-style-name="Standard">
      <style:text-properties officeooo:rsid="0016f3f7" officeooo:paragraph-rsid="0016f3f7"/>
    </style:style>
    <style:style style:name="P5" style:family="paragraph" style:parent-style-name="Standard">
      <style:paragraph-properties fo:text-align="start" style:justify-single-word="false"/>
      <style:text-properties officeooo:rsid="0027e574" officeooo:paragraph-rsid="0027e574"/>
    </style:style>
    <style:style style:name="P6" style:family="paragraph" style:parent-style-name="Standard">
      <style:paragraph-properties fo:text-align="start" style:justify-single-word="false"/>
      <style:text-properties officeooo:rsid="0027e574" officeooo:paragraph-rsid="0028f537"/>
    </style:style>
    <style:style style:name="P7" style:family="paragraph" style:parent-style-name="Standard">
      <style:paragraph-properties fo:text-align="start" style:justify-single-word="false"/>
      <style:text-properties officeooo:rsid="0028f537" officeooo:paragraph-rsid="0028f537"/>
    </style:style>
    <style:style style:name="P8" style:family="paragraph" style:parent-style-name="Standard">
      <style:paragraph-properties fo:text-align="start" style:justify-single-word="false"/>
      <style:text-properties officeooo:rsid="00293451" officeooo:paragraph-rsid="00293451"/>
    </style:style>
    <style:style style:name="P9" style:family="paragraph" style:parent-style-name="Standard">
      <style:paragraph-properties fo:text-align="start" style:justify-single-word="false"/>
      <style:text-properties officeooo:rsid="00295578" officeooo:paragraph-rsid="00295578"/>
    </style:style>
    <style:style style:name="P10" style:family="paragraph" style:parent-style-name="Standard">
      <style:paragraph-properties fo:text-align="start" style:justify-single-word="false"/>
      <style:text-properties officeooo:rsid="002c3a68" officeooo:paragraph-rsid="002c3a68"/>
    </style:style>
    <style:style style:name="P11" style:family="paragraph" style:parent-style-name="Standard">
      <style:paragraph-properties fo:text-align="start" style:justify-single-word="false"/>
      <style:text-properties officeooo:rsid="002d1567" officeooo:paragraph-rsid="002d1567"/>
    </style:style>
    <style:style style:name="P12" style:family="paragraph" style:parent-style-name="Standard">
      <style:paragraph-properties fo:text-align="start" style:justify-single-word="false" fo:break-before="page"/>
      <style:text-properties officeooo:rsid="0027e574" officeooo:paragraph-rsid="00125b09"/>
    </style:style>
    <style:style style:name="T1" style:family="text">
      <style:text-properties officeooo:rsid="001407ac"/>
    </style:style>
    <style:style style:name="T2" style:family="text">
      <style:text-properties officeooo:rsid="001528d7"/>
    </style:style>
    <style:style style:name="T3" style:family="text">
      <style:text-properties officeooo:rsid="0016f3f7"/>
    </style:style>
    <style:style style:name="T4" style:family="text">
      <style:text-properties officeooo:rsid="00188727"/>
    </style:style>
    <style:style style:name="T5" style:family="text">
      <style:text-properties officeooo:rsid="001a5aff"/>
    </style:style>
    <style:style style:name="T6" style:family="text">
      <style:text-properties officeooo:rsid="001bee8b"/>
    </style:style>
    <style:style style:name="T7" style:family="text">
      <style:text-properties officeooo:rsid="001c7511"/>
    </style:style>
    <style:style style:name="T8" style:family="text">
      <style:text-properties officeooo:rsid="001d1ecd"/>
    </style:style>
    <style:style style:name="T9" style:family="text">
      <style:text-properties officeooo:rsid="001d3401"/>
    </style:style>
    <style:style style:name="T10" style:family="text">
      <style:text-properties officeooo:rsid="001d822e"/>
    </style:style>
    <style:style style:name="T11" style:family="text">
      <style:text-properties officeooo:rsid="001ede92"/>
    </style:style>
    <style:style style:name="T12" style:family="text">
      <style:text-properties officeooo:rsid="001f9985"/>
    </style:style>
    <style:style style:name="T13" style:family="text">
      <style:text-properties officeooo:rsid="0020fd9e"/>
    </style:style>
    <style:style style:name="T14" style:family="text">
      <style:text-properties officeooo:rsid="0021c738"/>
    </style:style>
    <style:style style:name="T15" style:family="text">
      <style:text-properties officeooo:rsid="0027e574"/>
    </style:style>
    <style:style style:name="T16" style:family="text">
      <style:text-properties officeooo:rsid="0028f537"/>
    </style:style>
    <style:style style:name="T17" style:family="text">
      <style:text-properties officeooo:rsid="00293451"/>
    </style:style>
    <style:style style:name="T18" style:family="text">
      <style:text-properties officeooo:rsid="00295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était un matin ensoleillé. C'était même le premier matin du printemps de cette année-là.</text:p>
      <text:p text:style-name="P1">Il faisait frais et le ciel était complètement dégagé. Un temps comme il était possible d'avoir avant.</text:p>
      <text:p text:style-name="P1">Certaines personnes profitaient de leur matinée pour se reposer, certaines profitaient du soleil pour tondre leur pelouse. Il faisait incroyablement beau, pour un premier jour de printemps.</text:p>
      <text:p text:style-name="P3">Il est raconté que ce genre de tableau était assez régulier. On pouvait se réveiller un matin, ouvrir la fenêtre et apercevoir toutes sortes de volatiles et autres oiseaux <text:span text:style-name="T12">couiner</text:span> vers l'arbre d'à-côté, où ils avaient préalablement installé leur nid. Il se disait même, que l'on pouvait tout à fait se permettre de sortir de chez soi, se promener aux bords des lacs, dans une forêt peuplé<text:span text:style-name="T13">e</text:span> d'arbres et animaux en tout genre. <text:span text:style-name="T1">C'est assez paisible de s'imaginer de telles situations, d'imaginer toutes les potentielles chances que la vie a à nous offrir, toutes les chances que l'on a d'être vivant, dans un endroit ou prône la vie. Seulement, les humains ont gâché cette chance.</text:span></text:p>
      <text:p text:style-name="P1"/>
      <text:p text:style-name="P1"><text:tab/>Ce jour-là était un jour assez spécial pour autant. Ce jour-là, il y avait une éclipse totale du soleil. Assez rare pour un équinoxe de printemps. Tout semblait dire que la journée se dérouler<text:span text:style-name="T14">ait</text:span> ainsi: vers onze heures, la lune passerait en travers <text:span text:style-name="T2">du</text:span> soleil et <text:span text:style-name="T2">de la </text:span>Terre, les humains se tourneraient alors vers le ciel pour contempler cet événement, puis quelques minutes plus tard, ils reprendraient leurs activités respectives et se sentiront impatient de voir la prochaine éclipse, éclipse qui se déroulera sûrement une décennie ou deux <text:span text:style-name="T14">plus tard</text:span>. <text:span text:style-name="T3">Ces êtres imparfaits qui ne pensent qu'à leur propre personne au point d'en oublier l'essentiel: la vie reprend toujours ce dont elle a besoin.</text:span></text:p>
      <text:p text:style-name="P4">Il est raconté que l'on puisait toutes nos ressources dans les entrailles même de la Terre. On utilisait certaines énergies comme le pétrole pour alimenter notre vie: moyens de locomotion, électricité etc.</text:p>
      <text:p text:style-name="P4">Et ces personnes égoïstes, nous, les êtres humains, avons utilisé cette ressource jusqu'à la dernière goutte. Il est dit que l'on se permettait <text:span text:style-name="T4">toute sorte de folies, que l'on gaspillait nos ressources à tout va, pour notre propre plaisir. Il semblerait même que l'on détruisait complètement certains biomes, dans le seul but d'y implémenter de nouveaux axes commerciaux. Il est même mentionné que l'on se permettait de détruire des forêts entières, ainsi que toute la flore qui s'y trouvait. Seulement, suite à toutes ces extravagances, les énergies que l'on nommait fossiles, n'ont pas tardé à disparaître. Il en fut convenu que la place aux énergies renouvelables serait alors de rigueur. L'espèce humaine ne pouvait plus compter que sur le rythme des va-et-vient des vagues, du vent et des rayons du soleil pour continuer à alimenter sa petite vie tranquille d'égoïste. Ils ne rendaient pas encore compte, mais la Terre allait leur reprendre ce qui lui revenait de droit et n'accepterait plus de souffrir pour une population qui l'avait usé de toutes ses propres ressources.</text:span></text:p>
      <text:p text:style-name="P1"/>
      <text:p text:style-name="P1"><text:tab/><text:span text:style-name="T9">Ce beau jour de printemps </text:span>ne s'est pas vraiment <text:span text:style-name="T10">passé</text:span> comme <text:span text:style-name="T11">convenu</text:span>. Évidemment, l'éclipse a bien eu lieu, <text:span text:style-name="T5">comme prévu</text:span>. <text:span text:style-name="T5">Comme prévu, les hommes ont tous commencé à lever les yeux vers quelque chose qui était plus grand qu'eux, plus grand que leur propre existence. Pendant un laps de temps infime, ils allaient enfin arrêter de corrompre la moindre parcelle de terre qu'ils piétinaient. </text:span>La seule différence eût été que les humains n'ont pas <text:span text:style-name="T5">cessé de </text:span>tourn<text:span text:style-name="T6">er </text:span>le dos <text:span text:style-name="T6">à l'éclipse </text:span>pour <text:span text:style-name="T5">reprendre leur activité</text:span>. Ils n'ont pas pu. Pourquoi ? Tout simplement parce qu'elle n'a pas cessé. <text:span text:style-name="T7">L'éclipse ne s'est jamais terminée.</text:span></text:p>
      <text:p text:style-name="P1">Depuis ce jour, depuis cet équinoxe, plus aucun humain <text:span text:style-name="T8">sur Terre </text:span>n'a aperçu un seul rayon de soleil.</text:p>
      <text:p text:style-name="P12">L'ÉTUDIANT</text:p>
      <text:p text:style-name="P2"/>
      <text:p text:style-name="P5">Quelqu'un tambourine à la porte.</text:p>
      <text:p text:style-name="P2">- <text:span text:style-name="T15">Réveilles-toi ! Debout, il est à l'heure.</text:span></text:p>
      <text:p text:style-name="P5">S'il y a bien une chose que je déteste par dessus tout, c'est de me faire réveiller un matin, où je n'ai qu'un seule envie: dormir.</text:p>
      <text:p text:style-name="P5">- Je ne me répéterais pas deux fois, réveilles-toi ou je te fais sortir du lit.</text:p>
      <text:p text:style-name="P5">- Oui, c'est bon j'ai compris, pas besoin de me hurler dessus tous les matins.</text:p>
      <text:p text:style-name="P5">- Tu sais très bien …</text:p>
      <text:p text:style-name="P5">Et c'est reparti pour un discours moralisateur que j'entends pour la é-nième fois.</text:p>
      <text:p text:style-name="P6">Les études doivent être suivies de la façon la plus attentionnée possible, nous sommes le futur des générations à venir et ainsi de suite. Tu parles, les générations futures vont être toutes aussi paumées que la nôtre l'est. Le monde est devenu pourri jusque la moelle, les populations meurent de faim et la seule chose que l'on m'oblige à faire dans cette communauté, c'est d'asseoir mon postérieur sur une chaise et écouter un vieil déblatérer des récits historiques ou des cours techniques. <text:span text:style-name="T16">Ce monde n'est pas fait pour moi, j'ai besoin … j'ai besoin de sortir.</text:span></text:p>
      <text:p text:style-name="P6">- <text:span text:style-name="T16">Une dernière fois, grouilles-toi pour sortir de cette satanée chambre !</text:span></text:p>
      <text:p text:style-name="P6">- <text:span text:style-name="T16">C'est bon, je suis là. J'ai fini de me préparer. Comment vas-tu en cette belle journée ensoleillée, cher oncle ?</text:span></text:p>
      <text:p text:style-name="P6">- <text:span text:style-name="T16">Ne joues pas trop au con avec moi, à quoi tu rêvassais encore ce matin ?</text:span></text:p>
      <text:p text:style-name="P6">- <text:span text:style-name="T16">Rien de bien intéressant, je pensais à cette fille qui suit les cours de technique avec moi, tu sais ?</text:span></text:p>
      <text:p text:style-name="P6">- <text:span text:style-name="T16">Tu parles de Sarah ? C'est la fille d'un de mes collègues au boulot.</text:span></text:p>
      <text:p text:style-name="P6">- <text:span text:style-name="T16">Ouais c'est ça. Je l'inviterais peut-être à se balader avec moi, un de ces quatre.</text:span></text:p>
      <text:p text:style-name="P7">Tu parles, il n'y a pas plus ennuyant que cette fille-là.</text:p>
      <text:p text:style-name="P7">- Bon, dépêche-toi tu vas être en retard pour ton cours, va falloir que tu utilises tes jambes, parce que pour aller jusqu'au bloc C en moins de ... 5 minutes, tu vas devoir faire des grandes foulées !</text:p>
      <text:p text:style-name="P7">- T'inquiètes pas pour moi, j'ai mes raccourcis. À ce soir, vieux !</text:p>
      <text:p text:style-name="P7"/>
      <text:p text:style-name="P7">Une chose est sûre, c'est qu'il n'avait pas tord au niveau de l'horaire. Je suis vraiment à la bourre, et je vais devoir me débrouiller pour arriver à l'heure, sinon je pense que je vais encore recevoir une notification d'absence. Et cette fois-ci, c'est l'exclusion temporaire qui me pend au nez. J'en connais un qui serait capable de me faire la morale pendant encore des heures si cela devait arriver.</text:p>
      <text:p text:style-name="P7">Bon heureusement, cette semaine il y a des travaux sur la ligne 3B, ce qui veut dire que je vais pouvoir me faufiler <text:span text:style-name="T17">facilement.</text:span></text:p>
      <text:p text:style-name="P8">Toute la civilisation que je connaisse se trouve ici désormais, dans l'un des trois blocs qui constitue notre communauté. Peu de temps après l'«incident», après que toutes les ressources furent été épuisées, plusieurs villes eurent l'idée de se regrouper pour former une seule et même communauté indépendante. Les principaux dirigeants entreprirent l'idée de créer eux-même leur ressources, de planter eux-même leur nourriture afin de subvenir à leur besoin. <text:span text:style-name="T18">Nous avons dû retourner à des situations de vie assez rudimentaires où l'électricité devenait plus rare que n'importe quel autre artifice. Très vite beaucoup de problèmes apparurent les uns à la suite des autres. Les différentes plantations et cultures ne furent jamais récoltées, en grande partie à cause du manque de soleil primordial à toute vie mais aussi à cause du froid. La disparition du soleil entraîna une chute rapide de la température et par la même occasion entraîna une apparition brutale d'une mer de nuages permanents. Nous nous retrouvions dans une serre à l’abri de toute chaleur externe.</text:span></text:p>
      <text:p text:style-name="P9">Un vote émanant des grands dirigeants a alors été choisi: l'exode de la population dans les entrailles de la terre, en profondeur, où il serait plus simple de se réchauffer, plus simple de se protéger.</text:p>
      <text:p text:style-name="P10">Alors il en fut ainsi. Tout de suite après le vote, tout le monde s'est attelé à la tâche pour créer un abri sous-terrain le plus vite possible. Tout d'abord, il ne fut question que d'un seul grand espace, afin d'y loger le maximum de personnes. Puis petit à petit, des tunnels se sont créés pour y ajouter des chambres individuelles. Les dirigeants avaient clairement expliqués qu'il y aurait une chambre pour chaque famille.</text:p>
      <text:p text:style-name="P11"><text:soft-page-break/>Puis la communauté s'est formée. Le grand bloc créé en premier lieu fut laissé aux habitants les plus démunis, ceux qui avaient le moins de richesse avant que tout cela arrive, ceux qui n'avait pas vraiment de grande utilité au maintien du bon fonctionnement de la ville. De ce fait, deux nouveaux blocs se sont alors formés: le bloc C, où les habitations étaient beaucoup plus luxueuses et se où se trouvait certains des grands bâtiments publics, comme mon école. S'est formé également le bloc B. Celui du gouvernement, celui où personne n'est censé pouvoir rentrer sans autorisation, sauf si l'on connaît deux ou trois chantiers normalement abandonnés.</text:p>
      <text:p text:style-name="P11">Les hommes et les femmes ont donné naissance à une nouvelle génération. Une génération qui n'a jamais connu le soleil. Ma gén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8:15:36.440331574</meta:creation-date>
    <dc:date>2015-03-27T11:09:27.984367863</dc:date>
    <meta:editing-duration>PT1H42M17S</meta:editing-duration>
    <meta:editing-cycles>30</meta:editing-cycles>
    <meta:generator>LibreOffice/4.2.7.2$Linux_X86_64 LibreOffice_project/420m0$Build-2</meta:generator>
    <meta:document-statistic meta:table-count="0" meta:image-count="0" meta:object-count="0" meta:page-count="3" meta:paragraph-count="34" meta:word-count="1466" meta:character-count="8653" meta:non-whitespace-character-count="7218"/>
  </office:meta>
</office:document-meta>
</file>